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yFront4Solan4" svg:font-family="myFront4Solan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yFront4Solan4"/>
    </style:style>
    <style:style style:name="P2" style:family="paragraph" style:parent-style-name="Standard">
      <style:text-properties style:font-name="myFront4Solan4"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8pt" style:font-size-asian="18pt" style:font-size-complex="18pt"/>
    </style:style>
    <style:style style:name="T5" style:family="text">
      <style:text-properties style:font-name="Times New Roman" fo:font-size="22pt" style:font-size-asian="22pt" style:font-size-complex="2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"/><text:span text:style-name="T8"><text:s/></text:span></text:p>
      <text:p text:style-name="P2"><text:s text:c="2"/></text:p>
      <text:p text:style-name="P2"><text:s/></text:p>
      <text:p text:style-name="P2"><text:s text:c="4"/></text:p>
      <text:p text:style-name="P2"><text:s text:c="2"/>Q W E R T Z U I O P A S D F G H J K L Y X C V B N M </text:p>
      <text:p text:style-name="P2"><text:span text:style-name="T1"><text:s text:c="3"/></text:span>q w e r t z u i o p a s d f g h j k l y x c v b n m</text:p>
      <text:p text:style-name="P2"><text:span text:style-name="T1"><text:s text:c="3"/></text:span>1 2 3 4 5 6 7 8 9 0</text:p>
      <text:p text:style-name="P1"><text:span text:style-name="T1"><text:s text:c="4"/></text:span>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yFront4Solan4" svg:font-family="myFront4Solan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06T19:03:14.20</meta:creation-date>
    <dc:date>2016-05-06T19:20:16.25</dc:date>
    <meta:editing-duration>PT17M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8" meta:word-count="62" meta:character-count="146"/>
  </office:meta>
</office:document-meta>
</file>